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aree1" svg:font-family="Ware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aree" svg:font-family="Waree" style:font-family-generic="system" style:font-pitch="variable"/>
  </office:font-face-decls>
  <office:automatic-styles>
    <style:style style:name="P1" style:family="paragraph" style:parent-style-name="Standard">
      <style:paragraph-properties fo:margin-left="3.307cm" fo:margin-right="0cm" fo:text-indent="-3.307cm" style:auto-text-indent="false">
        <style:tab-stops/>
      </style:paragraph-properties>
      <style:text-properties fo:font-size="10pt" style:font-size-asian="10pt" style:font-size-complex="10pt"/>
    </style:style>
    <style:style style:name="P2" style:family="paragraph" style:parent-style-name="Standard">
      <style:paragraph-properties fo:margin-left="3.307cm" fo:margin-right="0cm" fo:text-align="justify" style:justify-single-word="false" fo:text-indent="-3.307cm" style:auto-text-indent="false">
        <style:tab-stops/>
      </style:paragraph-properties>
      <style:text-properties fo:font-size="10pt" style:font-size-asian="10pt" style:font-size-complex="10pt"/>
    </style:style>
    <style:style style:name="P3" style:family="paragraph" style:parent-style-name="Standard">
      <style:paragraph-properties fo:margin-left="3.307cm" fo:margin-right="0cm" fo:text-indent="-3.307cm" style:auto-text-indent="false">
        <style:tab-stops/>
      </style:paragraph-properties>
      <style:text-properties fo:font-size="9pt" fo:font-style="italic" fo:font-weight="bold" style:font-size-asian="9pt" style:font-style-asian="italic" style:font-weight-asian="bold" style:font-size-complex="9pt" style:font-style-complex="italic" style:font-weight-complex="bold"/>
    </style:style>
    <style:style style:name="P4" style:family="paragraph" style:parent-style-name="Standard">
      <style:paragraph-properties fo:margin-left="3.307cm" fo:margin-right="0cm" fo:text-align="justify" style:justify-single-word="false" fo:text-indent="-3.307cm" style:auto-text-indent="false">
        <style:tab-stops/>
      </style:paragraph-properties>
      <style:text-properties fo:font-size="9pt" style:font-size-asian="9pt" style:font-size-complex="9pt"/>
    </style:style>
    <style:style style:name="P5" style:family="paragraph" style:parent-style-name="Standard">
      <style:paragraph-properties fo:margin-left="3.307cm" fo:margin-right="0cm" fo:text-indent="-3.307cm" style:auto-text-indent="false">
        <style:tab-stops/>
      </style:paragraph-properties>
      <style:text-properties fo:font-size="12pt" style:font-size-asian="12pt" style:font-size-complex="12pt"/>
    </style:style>
    <style:style style:name="P6" style:family="paragraph" style:parent-style-name="Standard">
      <style:paragraph-properties fo:margin-left="3.307cm" fo:margin-right="0cm" fo:text-align="center" style:justify-single-word="false" fo:text-indent="-3.307cm" style:auto-text-indent="false">
        <style:tab-stops/>
      </style:paragraph-properties>
      <style:text-properties fo:font-size="12pt" style:font-size-asian="12pt" style:font-size-complex="12pt"/>
    </style:style>
    <style:style style:name="P7" style:family="paragraph" style:parent-style-name="Standard">
      <style:paragraph-properties fo:margin-left="3.307cm" fo:margin-right="0cm" fo:text-align="justify" style:justify-single-word="false" fo:text-indent="-3.307cm" style:auto-text-indent="false">
        <style:tab-stops/>
      </style:paragraph-properties>
      <style:text-properties fo:font-size="12pt" style:font-size-asian="12pt" style:font-size-complex="12pt"/>
    </style:style>
    <style:style style:name="P8" style:family="paragraph" style:parent-style-name="Standard">
      <style:paragraph-properties fo:margin-left="3.307cm" fo:margin-right="0cm" fo:text-align="center" style:justify-single-word="false" fo:text-indent="-3.307cm" style:auto-text-indent="false">
        <style:tab-stops/>
      </style:paragraph-properties>
      <style:text-properties fo:font-size="12pt" fo:font-style="italic" style:font-size-asian="12pt" style:font-style-asian="italic" style:font-size-complex="12pt" style:font-style-complex="italic"/>
    </style:style>
    <style:style style:name="P9" style:family="paragraph" style:parent-style-name="Standard">
      <style:paragraph-properties fo:margin-left="3.307cm" fo:margin-right="0cm" fo:text-indent="-3.307cm" style:auto-text-indent="false">
        <style:tab-stops/>
      </style:paragraph-properties>
      <style:text-properties fo:font-size="12pt" fo:font-style="italic" style:font-size-asian="12pt" style:font-style-asian="italic" style:font-size-complex="12pt" style:font-style-complex="italic"/>
    </style:style>
    <style:style style:name="P10" style:family="paragraph" style:parent-style-name="Standard">
      <style:paragraph-properties fo:margin-left="3.307cm" fo:margin-right="0cm" fo:text-indent="-3.307cm" style:auto-text-indent="false">
        <style:tab-stops/>
      </style:paragraph-properties>
      <style:text-properties fo:font-size="12pt" fo:font-style="normal" style:font-size-asian="12pt" style:font-style-asian="normal" style:font-size-complex="12pt" style:font-style-complex="normal"/>
    </style:style>
    <style:style style:name="P11" style:family="paragraph" style:parent-style-name="Standard">
      <style:paragraph-properties fo:margin-left="3.307cm" fo:margin-right="0cm" fo:text-align="justify" style:justify-single-word="false" fo:text-indent="-3.307cm" style:auto-text-indent="false">
        <style:tab-stops/>
      </style:paragraph-properties>
      <style:text-properties fo:font-size="12pt" fo:font-style="normal" style:font-size-asian="12pt" style:font-style-asian="normal" style:font-size-complex="12pt" style:font-style-complex="normal"/>
    </style:style>
    <style:style style:name="P12" style:family="paragraph" style:parent-style-name="Standard">
      <style:paragraph-properties>
        <style:tab-stops>
          <style:tab-stop style:position="17.595cm" style:type="right"/>
        </style:tab-stops>
      </style:paragraph-properties>
      <style:text-properties fo:font-size="12pt" style:font-size-asian="12pt" style:font-size-complex="12pt"/>
    </style:style>
    <style:style style:name="P13" style:family="paragraph" style:parent-style-name="Standard">
      <style:paragraph-properties>
        <style:tab-stops>
          <style:tab-stop style:position="17.119cm" style:type="right"/>
        </style:tab-stops>
      </style:paragraph-properties>
      <style:text-properties fo:font-size="12pt" style:font-size-asian="12pt" style:font-size-complex="12pt"/>
    </style:style>
    <style:style style:name="P14" style:family="paragraph" style:parent-style-name="Standard">
      <style:paragraph-properties fo:text-align="center" style:justify-single-word="false">
        <style:tab-stops/>
      </style:paragraph-properties>
      <style:text-properties fo:font-size="12pt" style:font-size-asian="12pt" style:font-size-complex="12pt"/>
    </style:style>
    <style:style style:name="P15" style:family="paragraph" style:parent-style-name="Standard">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ab-stops/>
      </style:paragraph-properties>
      <style:text-properties fo:font-size="12pt" fo:font-style="italic" style:font-size-asian="12pt" style:font-style-asian="italic" style:font-size-complex="12pt" style:font-style-complex="italic"/>
    </style:style>
    <style:style style:name="T1" style:family="text">
      <style:text-properties fo:font-size="12pt" style:font-size-asian="12pt" style:font-size-complex="12pt"/>
    </style:style>
    <style:style style:name="T2" style:family="text">
      <style:text-properties fo:font-size="12pt" fo:font-style="italic" fo:font-weight="bold" style:font-size-asian="12pt" style:font-style-asian="italic" style:font-weight-asian="bold" style:font-size-complex="12pt" style:font-style-complex="italic" style:font-weight-complex="bold"/>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language="is" fo:country="IS"/>
    </style:style>
    <style:style style:name="T6"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Sigmar Karl Stefánsson<text:tab/>Strandvegur 10, 210 <text:span text:style-name="T5">Garðabær,</text:span> Iceland </text:p>
      <text:p text:style-name="P12">born January 26th 1977<text:tab/>phone: +354-5525024/+354-8579166 </text:p>
      <text:p text:style-name="P12"><text:tab/>email: sigmarkarl@gmail.com </text:p>
      <text:p text:style-name="P13"/>
      <text:p text:style-name="P15">Resume </text:p>
      <text:p text:style-name="P14"/>
      <text:p text:style-name="P16">Education </text:p>
      <text:p text:style-name="P14"/>
      <text:p text:style-name="P4"><text:span text:style-name="T1">1997-2002<text:tab/>University of Iceland (</text:span><text:a xlink:type="simple" xlink:href="http://www.hi.is/"><text:span text:style-name="T1">http://www.hi.is</text:span></text:a><text:span text:style-name="T1">), M.Sc. Degree in Electrical Engineering. Thesis name: Peptide and Protein Sequencing and Identification using Tandem Mass Spectrometry.</text:span></text:p>
      <text:p text:style-name="P5"/>
      <text:p text:style-name="P4"><text:span text:style-name="T1">1989-1996<text:tab/>Nýi tónlistarskólinn (a music school, </text:span><text:a xlink:type="simple" xlink:href="http://www.nyitonlistarskolinn.is/"><text:span text:style-name="T1">http://www.nyitonlistarskolinn.is</text:span></text:a><text:span text:style-name="T1">), - Final degree in classical piano playing (with accompanying courses). </text:span></text:p>
      <text:p text:style-name="P5"/>
      <text:p text:style-name="P8">Work experience </text:p>
      <text:p text:style-name="P5"/>
      <text:p text:style-name="P1"><text:span text:style-name="T1"><text:tab/></text:span><text:span text:style-name="T2">Matís ohf.</text:span><text:span text:style-name="T3"> (</text:span><text:a xlink:type="simple" xlink:href="http://www.matis.is/"><text:span text:style-name="T3">http://www.matis.is</text:span></text:a><text:span text:style-name="T3">)</text:span></text:p>
      <text:p text:style-name="P9"/>
      <text:p text:style-name="P11">2010-current<text:tab/>Ph.D. studies at the University of Iceland in collaboration with Mat<text:span text:style-name="T5">ís ohf. </text:span><text:span text:style-name="T6">Developed web based software for drawing phylogenetic trees with extra annotations (</text:span><text:a xlink:type="simple" xlink:href="http://webconnectron.appspot.com/Treedraw.html">http://webconnectron.appspot.com/Treedraw.html</text:a><text:span text:style-name="T6">). The software also support 3D graph theory visualizations. Developed software to utilize scarce computer resources as a cluster to make blast computations (</text:span><text:a xlink:type="simple" xlink:href="http://funblastic.appspot.com/">http://funblastic.appspot.com/</text:a><text:span text:style-name="T6">). Developed a gene navigator for microbial species (</text:span><text:a xlink:type="simple" xlink:href="http://thermusgenes.appspot.com/">http://thermusgenes.appspot.com</text:a><text:span text:style-name="T6">/). The software clusters together related genes and annotates them with NCBI accession numbers and GO-ids (gene onthology). The genes are labeled with the group type (such as part of a metabolic pathway) they belong to. Integrated into the software is a simple genomic sequence viewer which can also be used as a standalone software (</text:span><text:a xlink:type="simple" xlink:href="http://webfasta.appspot.com/Javafasta.html">http://webfasta.appspot.com/Javafasta.html</text:a><text:span text:style-name="T6">).</text:span></text:p>
      <text:p text:style-name="P10"/>
      <text:p text:style-name="P11">2009-2010<text:tab/>Integrated StarLims (<text:a xlink:type="simple" xlink:href="http://www.starlims.com/">http://www.starlims.com</text:a>) into the company's lab environment. Developed application extracting and presenting statistical information from the Icelandic food nutrition database ISGEM (<text:a xlink:type="simple" xlink:href="http://test.matis.is/isgem/nologin.php">http://hvaderimatnum.is</text:a>). The software includes a recipe sharing element for Facebook and complies with the EuroFIR standards for food database schemas. Created a signal processing unit for the image data from Roche 454 sequencer and an annotation system using Sun Grid Engine (SGE). Developed inhouse software for repeat/microsatellite detection. Developed web-based software for optimal mating for fish and parent estimation in domestic animals (<text:a xlink:type="simple" xlink:href="http://www.matemeright.com/">http://www.matemeright.com/</text:a>)</text:p>
      <text:p text:style-name="P5"/>
      <text:p text:style-name="P1"><text:span text:style-name="T1"><text:tab/></text:span><text:span text:style-name="T2">deCODE genetics Inc.</text:span><text:span text:style-name="T3"> (</text:span><text:a xlink:type="simple" xlink:href="http://www.decode.com/"><text:span text:style-name="T3">http://www.decode.com</text:span></text:a><text:span text:style-name="T3">) </text:span></text:p>
      <text:p text:style-name="P5"/>
      <text:p text:style-name="P2"><text:span text:style-name="T1">2009<text:tab/>Developed 3D principal component analysis genetic/ancestry visualization tool for the deCODEme website (</text:span><text:a xlink:type="simple" xlink:href="http://demo.decodeme.com/ancestry/map-of-kinship"><text:span text:style-name="T1">http://demo.decodeme.com/ancestry/map-of-kinship</text:span></text:a><text:span text:style-name="T1">). Ported Íslendingabók (</text:span><text:a xlink:type="simple" xlink:href="http://www.islendingabok.is/"><text:span text:style-name="T1">www.islendingabok.is</text:span></text:a><text:span text:style-name="T1">), an ancestry archive for Icelanders to Facebook (</text:span><text:a xlink:type="simple" xlink:href="http://apps.facebook.com/islendingabok"><text:span text:style-name="T1">http://apps.facebook.com/islendingabok</text:span></text:a><text:span text:style-name="T1">). Developed ancestry tree drawing algorithm for the deCODEme website. (Java Applets, PHP)</text:span></text:p>
      <text:p text:style-name="P5"><text:soft-page-break/></text:p>
      <text:p text:style-name="P2"><text:span text:style-name="T1">2008<text:tab/>Developed the Genome Browser for the deCODEme website. <text:s/>(Java, Applet/WebStart, OpenGL) (</text:span><text:a xlink:type="simple" xlink:href="http://demo.decodeme.com/genome_browser"><text:span text:style-name="T1">http://demo.decodeme.com/genome_browser</text:span></text:a><text:span text:style-name="T1">) </text:span></text:p>
      <text:p text:style-name="P5"/>
      <text:p text:style-name="P7">2006-2007 <text:s text:c="9"/><text:tab/>Java development in the DiseaseMiner project (<text:a xlink:type="simple" xlink:href="http://decode.com/genotyping/DiseaseMiner.php">http://decode.com/genotyping/DiseaseMiner.php</text:a>), upgrading application framework to Eclipse RCP. Added support for processing and handling Illumina snp and copy number variation genotyping data. Ported old (and linux) software to the .NET platform (Java using Eclipse IDE, Visual Basic, Visual C++, Python). </text:p>
      <text:p text:style-name="P5"/>
      <text:p text:style-name="P7">2003-2005 <text:s text:c="9"/><text:tab/>Java development in the SequenceMiner project (GUI and database work for viewing/editing large amounts of sequencing data) (Java, database and web development using Eclipse IDE).</text:p>
      <text:p text:style-name="P5"/>
      <text:p text:style-name="P7">2002-2003<text:tab/>Java development in the DiseaseMiner project (Java using IntelliJ, Oracle database). Developed binary tree algorithm for genetic linkage calculations in the deCODE Allegro software. (C/C++ using gcc on linux). </text:p>
      <text:p text:style-name="P5"/>
      <text:p text:style-name="P7">2001-2002<text:tab/>Worked on my M.Sc. Degree in collaboration with deCODE. Analysis of protein sequencing data from tandem mass spectrometers. (Java, Microsoft Visual C++). Taught computer design university course.</text:p>
      <text:p text:style-name="P5"/>
      <text:p text:style-name="P7">Summer 2001<text:tab/>Signal processing work in the deCODE Allele Caller software (C++, Windows API and Intel Integrated Performance Primitives (IPP)) </text:p>
      <text:p text:style-name="P5"><text:s text:c="19"/></text:p>
      <text:p text:style-name="P3"><text:span text:style-name="T1"><text:tab/>Medcare/Flaga </text:span><text:span text:style-name="T4">(now </text:span><text:a xlink:type="simple" xlink:href="http://www.embla.com/"><text:span text:style-name="T4">http://www.embla.com</text:span></text:a><text:span text:style-name="T4">) </text:span></text:p>
      <text:p text:style-name="P5"/>
      <text:p text:style-name="P5">Summer 1999<text:tab/>Developed interface for the Actitrack heart rate monitor for Somnologica software</text:p>
      <text:p text:style-name="P5">and 2000 <text:tab/>(C/C++ using Microsoft Visual Studio). Developed ActiveX plugin for trace drawing in the Somnologica software (COM, Visual C++ and Visual Basic). </text:p>
      <text:p text:style-name="P5"/>
      <text:p text:style-name="P8">Skills </text:p>
      <text:p text:style-name="P5"/>
      <text:p text:style-name="P7"><text:tab/>Bioinformatics. C/C++, Java, GWT, SQL and Python. Used Eclipse and MS Visual Studio. Mostly Oracle database. Some experience in DirectX and OpenGL programming.</text:p>
      <text:p text:style-name="P5"/>
      <text:p text:style-name="P8">Interests and Status </text:p>
      <text:p text:style-name="P5"/>
      <text:p text:style-name="P7"><text:tab/>Traveling, reading, music, snowboarding and linux. Married with one child. </text:p>
      <text:p text:style-name="P6"/>
      <text:p text:style-name="P8">Other </text:p>
      <text:p text:style-name="P6"/>
      <text:p text:style-name="P7"><text:tab/>Created MacWorm, a game for Macintosh (System 7+) and wrote the game music in 1996. The game was shipped with the MacFormat magazine floppy (December 1996 issue). Created a software tv-signal descrambler in DirectX in 1999, shown in university department presentation for new students. Created the Web-Worm videogame (<text:a xlink:type="simple" xlink:href="http://webworm.appspot.com/">http://webworm.appspot.com/</text:a>). Created a web-based tool for realestate price calculations in Iceland (<text:a xlink:type="simple" xlink:href="http://fasteignaverd.appspot.com/">http://fasteignaverd.appspot.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aree1" svg:font-family="Ware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aree" svg:font-family="Waree"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Waree"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Waree"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Waree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Waree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Waree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gmar Stefansson</meta:initial-creator>
    <meta:creation-date>2009-07-31T10:19:12</meta:creation-date>
    <dc:date>2012-01-09T11:02:08.86</dc:date>
    <meta:editing-duration>PT12H53M54S</meta:editing-duration>
    <meta:editing-cycles>20</meta:editing-cycles>
    <meta:generator>LibreOffice/3.4$Win32 LibreOffice_project/340m1$Build-402</meta:generator>
    <meta:print-date>2012-01-09T11:02:39.90</meta:print-date>
    <meta:document-statistic meta:table-count="0" meta:image-count="0" meta:object-count="0" meta:page-count="2" meta:paragraph-count="29" meta:word-count="600" meta:character-count="4847" meta:non-whitespace-character-count="4209"/>
  </office:meta>
</office:document-meta>
</file>